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41ad7" officeooo:paragraph-rsid="00041ad7"/>
    </style:style>
    <style:style style:name="P2" style:family="paragraph" style:parent-style-name="Text_20_body">
      <style:paragraph-properties fo:text-align="center" style:justify-single-word="false"/>
      <style:text-properties style:font-name="Arial" officeooo:paragraph-rsid="00012314"/>
    </style:style>
    <style:style style:name="P3" style:family="paragraph" style:parent-style-name="Text_20_body">
      <style:paragraph-properties fo:text-align="start" style:justify-single-word="false"/>
      <style:text-properties style:font-name="Arial" officeooo:rsid="00027fd0" officeooo:paragraph-rsid="00027fd0"/>
    </style:style>
    <style:style style:name="P4" style:family="paragraph" style:parent-style-name="Text_20_body">
      <style:paragraph-properties fo:text-align="start" style:justify-single-word="false"/>
      <style:text-properties style:font-name="Arial" officeooo:rsid="000eb564" officeooo:paragraph-rsid="000eb564"/>
    </style:style>
    <style:style style:name="P5" style:family="paragraph" style:parent-style-name="Text_20_body">
      <style:paragraph-properties fo:text-align="start" style:justify-single-word="false"/>
      <style:text-properties style:font-name="Arial" officeooo:rsid="000ffc46" officeooo:paragraph-rsid="000ffc46"/>
    </style:style>
    <style:style style:name="P6" style:family="paragraph" style:parent-style-name="Heading_20_1">
      <style:paragraph-properties fo:text-align="center" style:justify-single-word="false"/>
      <style:text-properties style:font-name="Arial" officeooo:rsid="00012314" officeooo:paragraph-rsid="00012314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027fd0" officeooo:paragraph-rsid="00027fd0"/>
    </style:style>
    <style:style style:name="P8" style:family="paragraph" style:parent-style-name="Text_20_body" style:list-style-name="L1">
      <style:paragraph-properties fo:text-align="start" style:justify-single-word="false"/>
      <style:text-properties officeooo:paragraph-rsid="00027fd0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Arial" officeooo:rsid="00027fd0" officeooo:paragraph-rsid="00027fd0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Arial" officeooo:rsid="0007f57b" officeooo:paragraph-rsid="0007f57b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Arial" officeooo:rsid="0011b60b" officeooo:paragraph-rsid="0011b60b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Arial" officeooo:rsid="0009a64a" officeooo:paragraph-rsid="0009a64a"/>
    </style:style>
    <style:style style:name="P13" style:family="paragraph" style:parent-style-name="Text_20_body" style:list-style-name="L1">
      <style:paragraph-properties fo:text-align="start" style:justify-single-word="false"/>
      <style:text-properties style:font-name="Arial" officeooo:rsid="000a0020" officeooo:paragraph-rsid="000a0020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Arial" officeooo:rsid="000b91b2" officeooo:paragraph-rsid="000a0020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Arial" officeooo:rsid="000d9d2f" officeooo:paragraph-rsid="000d9d2f"/>
    </style:style>
    <style:style style:name="P16" style:family="paragraph" style:parent-style-name="Text_20_body" style:list-style-name="L1">
      <style:paragraph-properties fo:text-align="start" style:justify-single-word="false"/>
      <style:text-properties style:font-name="Arial" officeooo:rsid="001221bd" officeooo:paragraph-rsid="001221bd"/>
    </style:style>
    <style:style style:name="P17" style:family="paragraph" style:parent-style-name="Text_20_body">
      <style:paragraph-properties fo:text-align="start" style:justify-single-word="false"/>
      <style:text-properties style:font-name="Arial" officeooo:rsid="000ffc46" officeooo:paragraph-rsid="000ffc46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041ad7" officeooo:paragraph-rsid="00041ad7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060996" officeooo:paragraph-rsid="00060996"/>
    </style:style>
    <style:style style:name="T1" style:family="text">
      <style:text-properties fo:color="#000080" loext:opacity="100%" style:font-name="Arial" fo:language="zxx" fo:country="none" style:text-underline-style="solid" style:text-underline-width="auto" style:text-underline-color="font-color" officeooo:rsid="00041ad7" style:language-asian="zxx" style:country-asian="none" style:language-complex="zxx" style:country-complex="none"/>
    </style:style>
    <style:style style:name="T2" style:family="text">
      <style:text-properties style:font-name="Arial"/>
    </style:style>
    <style:style style:name="T3" style:family="text">
      <style:text-properties style:font-name="Arial" officeooo:rsid="00041ad7"/>
    </style:style>
    <style:style style:name="T4" style:family="text">
      <style:text-properties style:font-name="Arial" officeooo:rsid="0004d956"/>
    </style:style>
    <style:style style:name="T5" style:family="text">
      <style:text-properties officeooo:rsid="0009a64a"/>
    </style:style>
    <style:style style:name="T6" style:family="text">
      <style:text-properties officeooo:rsid="000ffc4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ojet d’arcade avec un Raspberry PI 4</text:h>
      <text:p text:style-name="P2"/>
      <text:p text:style-name="P3">Composants :</text:p>
      <text:list xml:id="list4131625308" text:style-name="L1">
        <text:list-item>
          <text:p text:style-name="P7"><text:span text:style-name="T1">Encodeur</text:span><text:a xlink:type="simple" xlink:href="https://www.amazon.fr/EG-STARTS-Encoder-Contrôleur-Joystick/dp/B01N94HGNG?ref_=ast_sto_dp" text:style-name="Internet_20_link" text:visited-style-name="Visited_20_Internet_20_Link"><text:span text:style-name="T3"> USB pour </text:span></text:a><text:a xlink:type="simple" xlink:href="https://www.amazon.fr/EG-STARTS-Encoder-Contrôleur-Joystick/dp/B01N94HGNG?ref_=ast_sto_dp" text:style-name="Internet_20_link" text:visited-style-name="Visited_20_Internet_20_Link"><text:span text:style-name="T1">boutons</text:span></text:a><text:a xlink:type="simple" xlink:href="https://www.amazon.fr/EG-STARTS-Encoder-Contrôleur-Joystick/dp/B01N94HGNG?ref_=ast_sto_dp" text:style-name="Internet_20_link" text:visited-style-name="Visited_20_Internet_20_Link"><text:span text:style-name="T3"> + joystick</text:span></text:a><text:span text:style-name="T3"> x 2</text:span></text:p>
        </text:list-item>
        <text:list-item>
          <text:p text:style-name="P8"><text:a xlink:type="simple" xlink:href="https://www.elektor.fr/raspberry-pi-4-b-2-gb-ram?src=raspberrypi" text:style-name="Internet_20_link" text:visited-style-name="Visited_20_Internet_20_Link"><text:span text:style-name="T4">Raspberry 4 2Go</text:span></text:a></text:p>
        </text:list-item>
        <text:list-item>
          <text:p text:style-name="P9">écran <text:span text:style-name="T5">à</text:span> <text:span text:style-name="T5">M</text:span>alo</text:p>
        </text:list-item>
        <text:list-item>
          <text:p text:style-name="P18"><text:a xlink:type="simple" xlink:href="https://www.amazon.fr/EG-STARTS-Poussoir-Obsf-30-Fighting/dp/B01MRWL6DW?ref_=ast_sto_dp" text:style-name="Internet_20_link" text:visited-style-name="Visited_20_Internet_20_Link"><text:span text:style-name="T2">Boutons arcade (12 boutons fourni)</text:span></text:a></text:p>
        </text:list-item>
        <text:list-item>
          <text:p text:style-name="P19"><text:a xlink:type="simple" xlink:href="https://www.amazon.fr/EG-STARTS-Joystick-Classique-Concurrence/dp/B01MTNAHUE?ref_=ast_sto_dp&amp;th=1" text:style-name="Internet_20_link" text:visited-style-name="Visited_20_Internet_20_Link"><text:span text:style-name="T2">Joystick</text:span></text:a><text:span text:style-name="T2"> x 2 (bleu et rouge)</text:span></text:p>
        </text:list-item>
        <text:list-item>
          <text:p text:style-name="P10">planches en bois <text:span text:style-name="T5">+ peinture</text:span></text:p>
        </text:list-item>
        <text:list-item>
          <text:p text:style-name="P11">vis</text:p>
        </text:list-item>
        <text:list-item>
          <text:p text:style-name="P12"><text:a xlink:type="simple" xlink:href="https://www.amazon.fr/Support-Degrés-support-Fixation-Équerre/dp/B07LGPTBYR/" text:style-name="Internet_20_link" text:visited-style-name="Visited_20_Internet_20_Link">équerres de fixation</text:a></text:p>
        </text:list-item>
        <text:list-item>
          <text:p text:style-name="P13"><text:a xlink:type="simple" xlink:href="https://www.amazon.fr/Capuchons-Couvercle-Articulés-Couvercles-Bouton-Pression/dp/B08CXXW3H7/ref=sxin_13_ac_d_rm" text:style-name="Internet_20_link" text:visited-style-name="Visited_20_Internet_20_Link">cache vis</text:a></text:p>
        </text:list-item>
        <text:list-item>
          <text:p text:style-name="P14"><text:a xlink:type="simple" xlink:href="https://www.amazon.fr/UOOOM-Serrure-Lettres-Cabinet-Placard/dp/B074P1WCVN/ref=pd_sbs_5" text:style-name="Internet_20_link" text:visited-style-name="Visited_20_Internet_20_Link">serrure</text:a></text:p>
        </text:list-item>
        <text:list-item>
          <text:p text:style-name="P15"><text:a xlink:type="simple" xlink:href="https://www.amazon.fr/GeeekPi-Dissipateurs-Raspberry-Aluminium-Thermo-conducteur/dp/B07VMM3H93/?th=1" text:style-name="Internet_20_link" text:visited-style-name="Visited_20_Internet_20_Link">dissipateur thermique</text:a></text:p>
        </text:list-item>
        <text:list-item>
          <text:p text:style-name="P15"><text:a xlink:type="simple" xlink:href="https://www.amazon.fr/M2-Croix-tailles-menuiserie-Assortiment-rangement/dp/B071W8J5WG/ref=sr_1_11" text:style-name="Internet_20_link" text:visited-style-name="Visited_20_Internet_20_Link">lot de vis</text:a></text:p>
        </text:list-item>
        <text:list-item>
          <text:p text:style-name="P16"><text:a xlink:type="simple" xlink:href="https://www.kubii.fr/14-chargeurs-alimentations-raspberry/2678-alimentation-officielle-usb-type-c-raspberry-pi-3272496300002.html" text:style-name="Internet_20_link" text:visited-style-name="Visited_20_Internet_20_Link">Chargeur rasp 15w</text:a></text:p>
        </text:list-item>
      </text:list>
      <text:p text:style-name="P4"><text:s text:c="3"/><text:span text:style-name="T6">170cm x 65 *2</text:span></text:p>
      <text:p text:style-name="P5">170cm x 60cm</text:p>
      <text:p text:style-name="P5">planche 65cmx60cm</text:p>
      <text:p text:style-name="P5">planche 60cmx60cm</text:p>
      <text:p text:style-name="P5"><text:a xlink:type="simple" xlink:href="https://www.bricodepot.fr/cholet/panneau-agglomere-l-250-m-x-l-125-m-x-ep-18-mm/prod63250/ref301131/" text:style-name="Internet_20_link" text:visited-style-name="Visited_20_Internet_20_Link">https://www.bricodepot.fr/cholet/panneau-agglomere-l-250-m-x-l-125-m-x-ep-18-mm/prod63250/ref301131/</text:a></text:p>
      <text:p text:style-name="P5"><text:a xlink:type="simple" xlink:href="https://www.banggood.com/fr/100pcs-ST4-20-or-25-or-38-Screws-Carbon-Steel-Cross-Head-ST4-Woodworking-Screw-Half-tooth-Self-tapping-p-1138537.html?cur_warehouse=CN&amp;ID=514050&amp;rmmds=search" text:style-name="Internet_20_link" text:visited-style-name="Visited_20_Internet_20_Link">https://www.banggood.com/fr/100pcs-ST4-20-or-25-or-38-Screws-Carbon-Steel-Cross-Head-ST4-Woodworking-Screw-Half-tooth-Self-tapping-p-1138537.html?cur_warehouse=CN&amp;ID=514050&amp;rmmds=search</text:a></text:p>
      <text:p text:style-name="P5"><text:a xlink:type="simple" xlink:href="https://www.banggood.com/fr/127Pcs-or-328Pcs-Heat-Shrinkable-Tube-Insulation-Sleeve-Household-DIY-Electrician-Wiring-Cable-Protection-Shrink-Tube-p-1850732.html?cur_warehouse=CN&amp;ID=6308055&amp;rmmds=search" text:style-name="Internet_20_link" text:visited-style-name="Visited_20_Internet_20_Link">https://www.banggood.com/fr/127Pcs-or-328Pcs-Heat-Shrinkable-Tube-Insulation-Sleeve-Household-DIY-Electrician-Wiring-Cable-Protection-Shrink-Tube-p-1850732.html?cur_warehouse=CN&amp;ID=6308055&amp;rmmds=search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1ad7" officeooo:paragraph-rsid="00041a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lub d’informatique et de programmati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3:25:44.876000000</meta:creation-date>
    <dc:date>2021-11-26T16:39:09.351000000</dc:date>
    <meta:editing-duration>PT5H47M27S</meta:editing-duration>
    <meta:editing-cycles>9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3" meta:word-count="86" meta:character-count="893" meta:non-whitespace-character-count="840"/>
  </office:meta>
</office:document-meta>
</file>